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1">Introduction<text:tab/>1</text:p>
          <text:p text:style-name="P1">Coding style<text:tab/>1</text:p>
          <text:p text:style-name="P2">Comments<text:tab/>1</text:p>
          <text:p text:style-name="P2">Identifiers<text:tab/>1</text:p>
          <text:p text:style-name="P2">Indentation<text:tab/>2</text:p>
          <text:p text:style-name="P2">Spaces<text:tab/>2</text:p>
          <text:p text:style-name="P2">Line length<text:tab/>3</text:p>
          <text:p text:style-name="P1">Error handling<text:tab/>3</text:p>
          <text:p text:style-name="P2">On error RAISE<text:tab/>3</text:p>
          <text:p text:style-name="P2">TRY...EXCEPT<text:tab/>3</text:p>
          <text:p text:style-name="P2">TRY...FINALLY<text:tab/>4</text:p>
          <text:p text:style-name="P1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</text:p>
      <text:p text:style-name="Text_20_body">Do not use C++ style comments (<text:span text:style-name="Code">//...</text:span>) just because they're ugly. <text:s/>An exception for C++ comments would be to temporally deactivate code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Constants, enumerations and type names should be UPPERCASE too, using “_” character to separate words.</text:p>
      <text:p text:style-name="Text_20_body">Everything else (variable names , set elements, methods, properties, etc.) shold be CamelCase.</text:p>
      <text:p text:style-name="Text_20_body"><text:soft-page-break/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PROCEDURE Example (Parm: INTEGER);<text:line-break/>BEGIN<text:line-break/> <text:s/>IF Parm = Value THEN<text:line-break/> <text:s text:c="3"/>DoSomething (Param)<text:line-break/> <text:s/>ELSE BEGIN<text:line-break/> <text:s text:c="3"/>DoElse (Param);<text:line-break/> <text:s text:c="3"/>WHILE Param &gt; 0 DO<text:line-break/> <text:s text:c="3"/>BEGIN<text:line-break/> <text:s text:c="5"/>DoOther (Param);<text:line-break/> <text:s text:c="5"/>DEC (Param);<text:line-break/> <text:s text:c="3"/>END;<text:line-break/> <text:s/>END;<text:line-break/>{ Other more strict way. <text:s/>It shows also comment indentation. }<text:line-break/> <text:s/>IF Parm = Value THEN<text:line-break/> <text:s text:c="3"/>DoSomething (Param)<text:line-break/> <text:s/>ELSE<text:line-break/> <text:s text:c="3"/>BEGIN<text:line-break/> <text:s text:c="5"/>DoElse (Param);</text:p>
      <text:p text:style-name="Code"><text:s text:c="4"/>{ This comments the loop. }<text:line-break/> <text:s text:c="5"/>WHILE Param &gt; 0 DO<text:line-break/> <text:s text:c="7"/>BEGIN<text:line-break/> <text:s text:c="9"/>DoOther (Param);<text:line-break/> <text:s text:c="9"/>DEC (Param);<text:line-break/> <text:s text:c="7"/>END;<text:line-break/> <text:s text:c="3"/>END;<text:line-break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<text:soft-page-break/>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must have a <text:span text:style-name="Code">TRY...EXCEPT</text:span> block that 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<text:soft-page-break/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1-22T13:21:42</dc:date>
    <meta:editing-cycles>46</meta:editing-cycles>
    <meta:editing-duration>PT1H46M3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54" meta:word-count="700" meta:character-count="4628"/>
  </office:meta>
</office:document-meta>
</file>